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paragraph-rsid="000b9fba" style:font-weight-asian="normal" style:font-weight-complex="normal"/>
    </style:style>
    <style:style style:name="P2" style:family="paragraph" style:parent-style-name="Standard">
      <style:text-properties fo:font-weight="normal" officeooo:paragraph-rsid="000e2f23" style:font-weight-asian="normal" style:font-weight-complex="normal"/>
    </style:style>
    <style:style style:name="P3" style:family="paragraph" style:parent-style-name="Standard">
      <style:text-properties fo:font-weight="normal" officeooo:paragraph-rsid="000ea26e" style:font-weight-asian="normal" style:font-weight-complex="normal"/>
    </style:style>
    <style:style style:name="P4" style:family="paragraph" style:parent-style-name="Standard">
      <style:text-properties fo:font-weight="normal" officeooo:paragraph-rsid="0039bba2" style:font-weight-asian="normal" style:font-weight-complex="normal"/>
    </style:style>
    <style:style style:name="P5" style:family="paragraph" style:parent-style-name="Standard">
      <style:text-properties fo:font-weight="normal" officeooo:paragraph-rsid="003b6406" style:font-weight-asian="normal" style:font-weight-complex="normal"/>
    </style:style>
    <style:style style:name="P6" style:family="paragraph" style:parent-style-name="Standard">
      <style:text-properties officeooo:paragraph-rsid="000b9fba"/>
    </style:style>
    <style:style style:name="P7" style:family="paragraph" style:parent-style-name="Standard">
      <style:text-properties officeooo:paragraph-rsid="000befaf"/>
    </style:style>
    <style:style style:name="P8" style:family="paragraph" style:parent-style-name="Standard">
      <style:text-properties officeooo:paragraph-rsid="000cf384"/>
    </style:style>
    <style:style style:name="P9" style:family="paragraph" style:parent-style-name="Standard">
      <style:text-properties officeooo:paragraph-rsid="000e2f23"/>
    </style:style>
    <style:style style:name="P10" style:family="paragraph" style:parent-style-name="Standard">
      <style:text-properties fo:font-weight="bold" officeooo:paragraph-rsid="000ea26e" style:font-weight-asian="bold" style:font-weight-complex="bold"/>
    </style:style>
    <style:style style:name="P11" style:family="paragraph" style:parent-style-name="Standard">
      <style:text-properties officeooo:paragraph-rsid="000ea26e"/>
    </style:style>
    <style:style style:name="P12" style:family="paragraph" style:parent-style-name="Standard">
      <style:text-properties officeooo:paragraph-rsid="000fd778"/>
    </style:style>
    <style:style style:name="P13" style:family="paragraph" style:parent-style-name="Standard">
      <style:text-properties officeooo:paragraph-rsid="001178f5"/>
    </style:style>
    <style:style style:name="P14" style:family="paragraph" style:parent-style-name="Standard">
      <style:text-properties officeooo:paragraph-rsid="0016bc85"/>
    </style:style>
    <style:style style:name="P15" style:family="paragraph" style:parent-style-name="Standard">
      <style:text-properties officeooo:paragraph-rsid="0018ffda"/>
    </style:style>
    <style:style style:name="P16" style:family="paragraph" style:parent-style-name="Standard">
      <style:text-properties officeooo:rsid="001a29cf" officeooo:paragraph-rsid="001a29cf"/>
    </style:style>
    <style:style style:name="P17" style:family="paragraph" style:parent-style-name="Standard">
      <style:text-properties officeooo:paragraph-rsid="001b4325"/>
    </style:style>
    <style:style style:name="P18" style:family="paragraph" style:parent-style-name="Standard">
      <style:text-properties officeooo:rsid="001e84d1" officeooo:paragraph-rsid="001e84d1"/>
    </style:style>
    <style:style style:name="P19" style:family="paragraph" style:parent-style-name="Standard">
      <style:text-properties officeooo:rsid="002054cd" officeooo:paragraph-rsid="002054cd"/>
    </style:style>
    <style:style style:name="P20" style:family="paragraph" style:parent-style-name="Standard">
      <style:text-properties officeooo:rsid="0024acce" officeooo:paragraph-rsid="0024acce"/>
    </style:style>
    <style:style style:name="P21" style:family="paragraph" style:parent-style-name="Standard">
      <style:text-properties officeooo:rsid="0025bcab" officeooo:paragraph-rsid="0025bcab"/>
    </style:style>
    <style:style style:name="P22" style:family="paragraph" style:parent-style-name="Standard">
      <style:text-properties officeooo:rsid="00276930" officeooo:paragraph-rsid="00276930"/>
    </style:style>
    <style:style style:name="P23" style:family="paragraph" style:parent-style-name="Standard">
      <style:text-properties officeooo:rsid="0029a720" officeooo:paragraph-rsid="0029a720"/>
    </style:style>
    <style:style style:name="P24" style:family="paragraph" style:parent-style-name="Standard">
      <style:text-properties officeooo:rsid="002eee70" officeooo:paragraph-rsid="002eee70"/>
    </style:style>
    <style:style style:name="P25" style:family="paragraph" style:parent-style-name="Standard">
      <style:text-properties officeooo:rsid="00317160" officeooo:paragraph-rsid="00317160"/>
    </style:style>
    <style:style style:name="P26" style:family="paragraph" style:parent-style-name="Standard">
      <style:text-properties officeooo:paragraph-rsid="003b6406"/>
    </style:style>
    <style:style style:name="T1" style:family="text">
      <style:text-properties fo:font-weight="bold" style:font-weight-asian="bold" style:font-weight-complex="bold"/>
    </style:style>
    <style:style style:name="T2" style:family="text">
      <style:text-properties fo:font-weight="bold" officeooo:rsid="001b4325" style:font-weight-asian="bold" style:font-weight-complex="bold"/>
    </style:style>
    <style:style style:name="T3" style:family="text">
      <style:text-properties fo:font-weight="bold" officeooo:rsid="001cfbf9" style:font-weight-asian="bold" style:font-weight-complex="bold"/>
    </style:style>
    <style:style style:name="T4" style:family="text">
      <style:text-properties fo:font-weight="bold" officeooo:rsid="0039b896"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b4325" style:font-weight-asian="normal" style:font-weight-complex="normal"/>
    </style:style>
    <style:style style:name="T7" style:family="text">
      <style:text-properties fo:font-weight="normal" officeooo:rsid="001cfbf9" style:font-weight-asian="normal" style:font-weight-complex="normal"/>
    </style:style>
    <style:style style:name="T8" style:family="text">
      <style:text-properties fo:font-weight="normal" officeooo:rsid="0035e6e5" style:font-weight-asian="normal" style:font-weight-complex="normal"/>
    </style:style>
    <style:style style:name="T9" style:family="text">
      <style:text-properties fo:font-weight="normal" officeooo:rsid="003763f7" style:font-weight-asian="normal" style:font-weight-complex="normal"/>
    </style:style>
    <style:style style:name="T10" style:family="text">
      <style:text-properties fo:font-weight="normal" officeooo:rsid="00382168" style:font-weight-asian="normal" style:font-weight-complex="normal"/>
    </style:style>
    <style:style style:name="T11" style:family="text">
      <style:text-properties style:text-underline-style="none" fo:font-weight="bold" style:font-weight-asian="bold" style:font-weight-complex="bold"/>
    </style:style>
    <style:style style:name="T12" style:family="text">
      <style:text-properties officeooo:rsid="0015dc31"/>
    </style:style>
    <style:style style:name="T13" style:family="text">
      <style:text-properties officeooo:rsid="0016bc85"/>
    </style:style>
    <style:style style:name="T14" style:family="text">
      <style:text-properties officeooo:rsid="001a29cf"/>
    </style:style>
    <style:style style:name="T15" style:family="text">
      <style:text-properties officeooo:rsid="001e84d1"/>
    </style:style>
    <style:style style:name="T16" style:family="text">
      <style:text-properties officeooo:rsid="0020b585"/>
    </style:style>
    <style:style style:name="T17" style:family="text">
      <style:text-properties officeooo:rsid="00228ccf"/>
    </style:style>
    <style:style style:name="T18" style:family="text">
      <style:text-properties officeooo:rsid="00284c48"/>
    </style:style>
    <style:style style:name="T19" style:family="text">
      <style:text-properties officeooo:rsid="002f2d57"/>
    </style:style>
    <style:style style:name="T20" style:family="text">
      <style:text-properties officeooo:rsid="002f9e3b"/>
    </style:style>
    <style:style style:name="T21" style:family="text">
      <style:text-properties officeooo:rsid="00317160"/>
    </style:style>
    <style:style style:name="T22" style:family="text">
      <style:text-properties officeooo:rsid="0039b896"/>
    </style:style>
    <style:style style:name="T23" style:family="text">
      <style:text-properties officeooo:rsid="003bbac8"/>
    </style:style>
    <style:style style:name="T24" style:family="text">
      <style:text-properties officeooo:rsid="003d44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édaction des contraintes en OCL:</text:p>
      <text:p text:style-name="Standard"/>
      <text:p text:style-name="Standard">Nous utiliserons le langage OCL pour modéliser les différentes contraintes <text:span text:style-name="T12">que sont les pré et post conditions, ainsi</text:span> <text:span text:style-name="T12">que les</text:span> invariants du système.</text:p>
      <text:p text:style-name="Standard"/>
      <text:p text:style-name="P6">Pour l'historique:</text:p>
      <text:p text:style-name="P6"/>
      <text:p text:style-name="P6">Invariants:</text:p>
      <text:p text:style-name="P6"><text:tab/></text:p>
      <text:p text:style-name="P6"><text:span text:style-name="T1"><text:tab/>context</text:span> h:Historique <text:span text:style-name="T1">inv</text:span>:</text:p>
      <text:p text:style-name="P6"><text:tab/><text:tab/>h.vehicules.size() &gt;= 0</text:p>
      <text:p text:style-name="P6"/>
      <text:p text:style-name="P6"><text:span text:style-name="T1"><text:tab/>context</text:span> h:Historique <text:span text:style-name="T1">inv</text:span>:</text:p>
      <text:p text:style-name="P6"><text:tab/><text:tab/>h.parametres.size() &gt;= 0</text:p>
      <text:p text:style-name="P6"/>
      <text:p text:style-name="P16">Justifications :</text:p>
      <text:p text:style-name="P16"><text:tab/></text:p>
      <text:p text:style-name="P16"><text:tab/>L’historique contient toute une liste de véhicules enregistrés par l’utilisateur, ainsi que les parametres favoris. Leur taille ne peut donc etre négatives, auquel cas cela entrainerait un bug. Sinon, les historiques peuvent etre vides, donc leur taille peut etre nulle. Mais comme on peut rajouter des éléments, leur taille peut donc etre strictement positive. Donc la taille de ces historiques est supérieur ou égale à 0.</text:p>
      <text:p text:style-name="P6"/>
      <text:p text:style-name="P6">Pre et post conditions:</text:p>
      <text:p text:style-name="P6"/>
      <text:p text:style-name="P6"><text:tab/><text:span text:style-name="T1">context</text:span><text:span text:style-name="T5"> Historique::enregistrerVehicule(Vehicule v): Boolean</text:span></text:p>
      <text:p text:style-name="P1"><text:tab/></text:p>
      <text:p text:style-name="P6"><text:span text:style-name="T5"><text:tab/></text:span><text:span text:style-name="T1">post</text:span><text:span text:style-name="T5"> : </text:span><text:span text:style-name="T11">if</text:span><text:span text:style-name="T5">(this.vehicules.contains(v)) </text:span><text:span text:style-name="T1">implies</text:span><text:span text:style-name="T5"> result = false</text:span></text:p>
      <text:p text:style-name="P6"><text:span text:style-name="T5"><text:tab/><text:tab/></text:span><text:span text:style-name="T1">else</text:span><text:span text:style-name="T5"> this.vehicules.add(v) and result = true</text:span></text:p>
      <text:p text:style-name="P1"/>
      <text:p text:style-name="P6"><text:span text:style-name="T5"><text:tab/></text:span><text:span text:style-name="T1">context</text:span><text:span text:style-name="T5"> Historique::enregistrerParametres(Parametre p): Boolean</text:span></text:p>
      <text:p text:style-name="P1"><text:tab/><text:tab/></text:p>
      <text:p text:style-name="P6"><text:span text:style-name="T5"><text:tab/></text:span><text:span text:style-name="T1">post</text:span><text:span text:style-name="T5">: </text:span><text:span text:style-name="T1">if</text:span><text:span text:style-name="T5">(this.parametres.contains(p)) </text:span><text:span text:style-name="T1">imples</text:span><text:span text:style-name="T5"> result = false<text:tab/></text:span></text:p>
      <text:p text:style-name="P6"><text:span text:style-name="T5"><text:tab/><text:tab/></text:span><text:span text:style-name="T1">else</text:span><text:span text:style-name="T5"> this.parametres.add(p) and result = true</text:span></text:p>
      <text:p text:style-name="P6"><text:span text:style-name="T5"/></text:p>
      <text:p text:style-name="P6"/>
      <text:p text:style-name="P16">Justifications:</text:p>
      <text:p text:style-name="P16"><text:tab/></text:p>
      <text:p text:style-name="P7"><text:tab/><text:span text:style-name="T14">Pour enregistrer un véhicule ou une liste de paramètres, il faut éviter qu’ils soient déjà inclus dans les historiques. Donc on enregistre un nouveau véhicule ou liste de paramètres si la liste ne les contient pas déjà et on renvoie VRAI, pour notifier à l’utilisateur que l’enregistrement a été effectué. Sinon, on renvoie FAUX et on notifie l’utilisateur qu’on ne peut pas enregistrer un véhicule déjà enregistré à nouveau, il en est de meme avec les listes de parametres.</text:span></text:p>
      <text:p text:style-name="P7"/>
      <text:p text:style-name="P7"/>
      <text:p text:style-name="P7"/>
      <text:p text:style-name="P7"/>
      <text:p text:style-name="P7"/>
      <text:p text:style-name="P7"/>
      <text:p text:style-name="P7"><text:soft-page-break/></text:p>
      <text:p text:style-name="P7">Pour le type Parametres:</text:p>
      <text:p text:style-name="P7"/>
      <text:p text:style-name="P7">Invariants:</text:p>
      <text:p text:style-name="P7"><text:tab/></text:p>
      <text:p text:style-name="P7"><text:tab/><text:span text:style-name="T1">context</text:span> p:parametres <text:span text:style-name="T1">inv</text:span>:</text:p>
      <text:p text:style-name="P7"><text:tab/><text:tab/>p.pri<text:span text:style-name="T15">x</text:span>Max &gt;= 0</text:p>
      <text:p text:style-name="P7"><text:tab/></text:p>
      <text:p text:style-name="P7"><text:tab/><text:span text:style-name="T1">context</text:span> p:parametres <text:span text:style-name="T1">inv</text:span>:</text:p>
      <text:p text:style-name="P7"><text:span text:style-name="T5"><text:tab/><text:tab/>p.volumeCO2 &gt; 0</text:span></text:p>
      <text:p text:style-name="P7"><text:span text:style-name="T5"/></text:p>
      <text:p text:style-name="P17"><text:span text:style-name="T5"><text:tab/></text:span><text:span text:style-name="T1">context</text:span><text:span text:style-name="T5"> p:parametres </text:span><text:span text:style-name="T1">inv</text:span><text:span text:style-name="T5">:</text:span></text:p>
      <text:p text:style-name="P17"><text:span text:style-name="T5"><text:tab/><text:tab/></text:span><text:span text:style-name="T7">(</text:span><text:span text:style-name="T2">if</text:span><text:span text:style-name="T6">(</text:span><text:span text:style-name="T5">p.</text:span><text:span text:style-name="T6">distancePlusCourte = true) </text:span><text:span text:style-name="T2">implies</text:span><text:span text:style-name="T6"> p.rapideDuree = false</text:span><text:span text:style-name="T7">) </text:span><text:span text:style-name="T3">or </text:span></text:p>
      <text:p text:style-name="P17"><text:span text:style-name="T3"><text:tab/><text:tab/></text:span><text:span text:style-name="T7">(</text:span><text:span text:style-name="T3">if</text:span><text:span text:style-name="T7">(p.rapideDuree = true) </text:span><text:span text:style-name="T3">implies </text:span><text:span text:style-name="T7">p.distancePlusCourte = false)</text:span></text:p>
      <text:p text:style-name="P17"><text:span text:style-name="T7"/></text:p>
      <text:p text:style-name="P17"><text:span text:style-name="T7"/></text:p>
      <text:p text:style-name="P18"><text:span text:style-name="T5">Justifications:</text:span></text:p>
      <text:p text:style-name="P18"><text:span text:style-name="T5"/></text:p>
      <text:p text:style-name="P18"><text:span text:style-name="T5"><text:tab/>L’utilisateur peut choisir un trajet gratuit, donc le prix max peut etre égal à 0. Mais il peut également choisir de passer par des routes payantes suivant un tarif strictement positif, donc le prixMax peut etre supérieur ou égal à 0. Il est évident que le prix à payer ne peut pas etre négatif.</text:span></text:p>
      <text:p text:style-name="P18"><text:span text:style-name="T5"/></text:p>
      <text:p text:style-name="P18"><text:span text:style-name="T5"><text:tab/></text:span></text:p>
      <text:p text:style-name="P8"><text:tab/><text:span text:style-name="T15">Concernant l’émission de CO2 maximale, elle ne peut pas etre négative, car un trajet émettra forcément du CO2, au lieu d’en absorber. Cette valeur ne peut donc pas etre nulle. C’est pour cela que cet attribut a forcément une valeur strictemement supérieure à 0.</text:span></text:p>
      <text:p text:style-name="P8"/>
      <text:p text:style-name="P8"><text:tab/><text:span text:style-name="T15">L’utilisateur peut choisir ou le chemin le plus rapide ou le plus court en termes de distance, mais il est impossible de satisfaire ces 2 critères en meme temps. C’est pour cela qu’on ne peut avoir rapideDureee et distancePlusCourte vraies en meme temp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Pour le type route :</text:p>
      <text:p text:style-name="P8"/>
      <text:p text:style-name="P8">Invariants :</text:p>
      <text:p text:style-name="P8"/>
      <text:p text:style-name="P8"><text:tab/><text:span text:style-name="T1">context</text:span> r:Route <text:span text:style-name="T1">inv</text:span>:</text:p>
      <text:p text:style-name="P8"><text:tab/><text:tab/>r.villeDepart &lt;&gt; r.villeArrivee </text:p>
      <text:p text:style-name="P8"><text:tab/></text:p>
      <text:p text:style-name="P8"><text:tab/><text:span text:style-name="T1">context</text:span> r:Route <text:span text:style-name="T1">inv</text:span>:</text:p>
      <text:p text:style-name="P8"><text:tab/><text:tab/>r.vitesse &gt; 0</text:p>
      <text:p text:style-name="P8"/>
      <text:p text:style-name="P8"><text:tab/><text:span text:style-name="T1">context</text:span> r:Route<text:span text:style-name="T1"> inv</text:span>:</text:p>
      <text:p text:style-name="P8"><text:tab/><text:tab/>r.type <text:s/>= Type de route::nationale or r.type = Type de route::autoroute</text:p>
      <text:p text:style-name="P8"/>
      <text:p text:style-name="P8"><text:tab/><text:span text:style-name="T1">context</text:span> r: Route <text:span text:style-name="T1">inv</text:span>:</text:p>
      <text:p text:style-name="P8"><text:tab/><text:tab/>r.longueur &gt; 0</text:p>
      <text:p text:style-name="P8"/>
      <text:p text:style-name="P8"><text:tab/><text:span text:style-name="T1">context</text:span> r:Route <text:span text:style-name="T11">inv</text:span>:</text:p>
      <text:p text:style-name="P8"><text:span text:style-name="T5"><text:tab/><text:tab/>r.nom.size()&gt;0</text:span></text:p>
      <text:p text:style-name="P8"><text:span text:style-name="T5"/></text:p>
      <text:p text:style-name="P9"/>
      <text:p text:style-name="P19">Justifications:</text:p>
      <text:p text:style-name="P19"><text:tab/></text:p>
      <text:p text:style-name="P19"><text:tab/>Les villes de départ et d’arrivée sont forcément différentes, car une route relie 2 villes différentes et il n’existe aucune route reliant une ville à elle-meme.</text:p>
      <text:p text:style-name="P19"/>
      <text:p text:style-name="P19"><text:tab/><text:span text:style-name="T16">La limitation d’une route ne peut etre que positive, car les valeurs sont strictement positives. Il est impossible d’avoir des vitessses négatives.</text:span></text:p>
      <text:p text:style-name="P19"/>
      <text:p text:style-name="P19"><text:tab/><text:span text:style-name="T16">Une route a forcément un type, qui est ou national, ou l’autoroute. Il n’existe pas d’autres type de route dans la base de données.</text:span></text:p>
      <text:p text:style-name="P19"/>
      <text:p text:style-name="P19"><text:tab/><text:span text:style-name="T17">La longueur d’une route est forcément positive, il est impossible que cette valeur soit négative ou meme nulle.</text:span></text:p>
      <text:p text:style-name="P19"/>
      <text:p text:style-name="P19"><text:tab/><text:span text:style-name="T17">Chaque route a forcément un nom, il n’existe pas de route qui n’ont aucun nom.</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Pour le type trajet:</text:p>
      <text:p text:style-name="P9"/>
      <text:p text:style-name="P9">Invariants:</text:p>
      <text:p text:style-name="P9"/>
      <text:p text:style-name="P9"><text:tab/><text:span text:style-name="T1">context</text:span> t:trajet <text:span text:style-name="T1">inv</text:span>:</text:p>
      <text:p text:style-name="P9"><text:tab/><text:tab/>t.duree &gt; 0</text:p>
      <text:p text:style-name="P9"><text:tab/><text:tab/></text:p>
      <text:p text:style-name="P9"><text:tab/><text:span text:style-name="T1">context</text:span> t:trajet <text:span text:style-name="T1">inv</text:span>:</text:p>
      <text:p text:style-name="P9"><text:tab/><text:tab/>t.distance &gt; 0</text:p>
      <text:p text:style-name="P9"/>
      <text:p text:style-name="P22">Justifications:</text:p>
      <text:p text:style-name="P22"/>
      <text:p text:style-name="P22"><text:tab/>La durée d’un trajet ne peut pas etre négative, c’est impossible. La duree ne peut etre nulle, sauf si on est déjà arrivé à destination. C’est donc pour cela que la durée est strictement positive.</text:p>
      <text:p text:style-name="P22"/>
      <text:p text:style-name="P22"><text:tab/><text:span text:style-name="T18">Comme pour la route, la distance d’un trajet ne peut pas etre négative ou nulle, cela est impossible, donc la disance du trajet est strictement positive.</text:span></text:p>
      <text:p text:style-name="P9"/>
      <text:p text:style-name="P9">Pre et post conditions:</text:p>
      <text:p text:style-name="P9"/>
      <text:p text:style-name="P9"><text:tab/><text:span text:style-name="T1">context </text:span><text:span text:style-name="T5">calculerDistance(routes Route) : Integer</text:span></text:p>
      <text:p text:style-name="P2"><text:tab/></text:p>
      <text:p text:style-name="P2"><text:tab/><text:span text:style-name="T4">pre</text:span><text:span text:style-name="T22">: routes.size() &gt; 0</text:span></text:p>
      <text:p text:style-name="P2"/>
      <text:p text:style-name="P9"><text:span text:style-name="T5"><text:tab/></text:span><text:span text:style-name="T1">post</text:span><text:span text:style-name="T5">: result &gt; 0</text:span></text:p>
      <text:p text:style-name="P2"/>
      <text:p text:style-name="P9"><text:span text:style-name="T1"><text:tab/>context </text:span><text:span text:style-name="T5">calculerTemps(routes Route) : Integer</text:span></text:p>
      <text:p text:style-name="P9"><text:span text:style-name="T5"/></text:p>
      <text:p text:style-name="P4"><text:span text:style-name="T4"><text:tab/>pre</text:span><text:span text:style-name="T22">: routes.size() &gt; 0</text:span></text:p>
      <text:p text:style-name="P2"/>
      <text:p text:style-name="P9"><text:span text:style-name="T5"><text:tab/></text:span><text:span text:style-name="T1">post</text:span><text:span text:style-name="T5">: result &gt; 0</text:span></text:p>
      <text:p text:style-name="P2"/>
      <text:p text:style-name="P9"><text:span text:style-name="T5"><text:tab/></text:span><text:span text:style-name="T1">context </text:span><text:span text:style-name="T5">calculerPrix(routes Route) : Integer</text:span></text:p>
      <text:p text:style-name="P9"><text:span text:style-name="T5"/></text:p>
      <text:p text:style-name="P4"><text:span text:style-name="T4"><text:tab/>pre</text:span><text:span text:style-name="T22">: routes.size() &gt; 0</text:span></text:p>
      <text:p text:style-name="P2"/>
      <text:p text:style-name="P9"><text:span text:style-name="T5"><text:tab/></text:span><text:span text:style-name="T1">post</text:span><text:span text:style-name="T5">: result &gt;= 0</text:span></text:p>
      <text:p text:style-name="P2"/>
      <text:p text:style-name="P9"><text:span text:style-name="T1"><text:tab/>context </text:span><text:span text:style-name="T5">calculerVolumeCO2(routes Route, vehicule Vehicule) : Integer</text:span></text:p>
      <text:p text:style-name="P9"><text:span text:style-name="T5"/></text:p>
      <text:p text:style-name="P5"><text:span text:style-name="T4"><text:tab/>pre</text:span><text:span text:style-name="T22">: routes.size() &gt; 0 and vehicule &lt;&gt; null</text:span></text:p>
      <text:p text:style-name="P2"/>
      <text:p text:style-name="P9"><text:span text:style-name="T5"><text:tab/></text:span><text:span text:style-name="T1">post: </text:span><text:span text:style-name="T5">result &gt; 0</text:span></text:p>
      <text:p text:style-name="P2"/>
      <text:p text:style-name="P9"><text:span text:style-name="T5"><text:tab/></text:span><text:span text:style-name="T1">context </text:span><text:span text:style-name="T5">notifierParametresNonRespectes() </text:span></text:p>
      <text:p text:style-name="P2"/>
      <text:p text:style-name="P9"><text:span text:style-name="T1"><text:tab/>context </text:span><text:span text:style-name="T5">notifierRouler2Heures() </text:span></text:p>
      <text:p text:style-name="P9"><text:span text:style-name="T5"/></text:p>
      <text:p text:style-name="P26"><text:soft-page-break/><text:line-break/></text:p>
      <text:p text:style-name="P26"><text:span text:style-name="T22">Justifications:</text:span></text:p>
      <text:p text:style-name="P15"><text:tab/></text:p>
      <text:p text:style-name="P15"><text:tab/><text:span text:style-name="T23">Pour calculer la distance, il faut faire une somme sur la distance des routes à parcourir, c’est pour cela que le tableau contenant les routes ne doit pas etre vide. Le résultat renvoyé sera forcément positif, puisqu’on ne peut pas parcourir de distance négative ou nulle.</text:span></text:p>
      <text:p text:style-name="P15"/>
      <text:p text:style-name="P15"><text:tab/><text:span text:style-name="T23">Pour calculer le temps, il faut faire une somme sur le temps de parcour des routes à parcourir, en fonction de leur limitation de vitesse, puisque l’on suppose que l’utilisateur roulera toujours à la vitesse maximale. C’est pour cela que comme pour le calcul de la distance, le résultat renvoyé ne peut ni etre négatif, ni etre nul.</text:span></text:p>
      <text:p text:style-name="P15"><text:tab/></text:p>
      <text:p text:style-name="P15"><text:tab/><text:span text:style-name="T23">Pour calculer le prix, on effectue une somme des prix des routes à parcourir, c’est pour cela que le tableau des routes ne doit pas etre vide. On ne peut parcourir de routes à prix négatif, mais on peut parcourir des routes gratuites. Le résultat renvoyé sera donc forcément positif ou nul.</text:span></text:p>
      <text:p text:style-name="P15"/>
      <text:p text:style-name="P15"><text:tab/><text:span text:style-name="T24">Pour calculer le volume de CO2 expulsé, on a besoin de la distance, donc d’un tableau de route et d’un véhicule pour appliquer les formules de calcul. Le résultat renvoyé sera strictement positif, car il est impossible de ne pas émettre de CO2 lors d’un trajet.</text:span></text:p>
      <text:p text:style-name="P15"/>
      <text:p text:style-name="P15"><text:tab/><text:span text:style-name="T24">Pour les fonctions notifierParametresNonRespectes et notifierRoulerHeures, nous n’avons pas établi de pré et post conditions. Il s’agit de fonctions void, qui ne renvoient aucun résultat, donc pas de post conditions. Nous n’avons pas trouvé de pré condition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Pour le type Utilisateur:</text:p>
      <text:p text:style-name="P11"/>
      <text:p text:style-name="P11">Invariants:</text:p>
      <text:p text:style-name="P11"><text:tab/><text:tab/></text:p>
      <text:p text:style-name="P11"><text:tab/><text:span text:style-name="T1">context</text:span> u:utilisateur <text:span text:style-name="T1">inv</text:span>:</text:p>
      <text:p text:style-name="P11"><text:tab/><text:tab/>u.pseudo.size() &gt; 0</text:p>
      <text:p text:style-name="P11"/>
      <text:p text:style-name="P11"><text:tab/><text:span text:style-name="T1">context</text:span> u:utilisateur <text:span text:style-name="T1">inv</text:span>:</text:p>
      <text:p text:style-name="P11"><text:tab/><text:tab/>u.password.size() &gt; 0</text:p>
      <text:p text:style-name="P11"/>
      <text:p text:style-name="P11"><text:tab/><text:span text:style-name="T1">context</text:span> u:utilisateur <text:span text:style-name="T1">inv</text:span>:</text:p>
      <text:p text:style-name="P11"><text:tab/><text:tab/>u.historique.size() &gt;= 0</text:p>
      <text:p text:style-name="P11"/>
      <text:p text:style-name="P24">Justifications:</text:p>
      <text:p text:style-name="P24"/>
      <text:p text:style-name="P24"><text:tab/><text:span text:style-name="T19">Un pseudo ne pouvant etre un caractère vide, la taille du pseudo est forcément strictement positive.</text:span></text:p>
      <text:p text:style-name="P24"/>
      <text:p text:style-name="P24"><text:tab/><text:span text:style-name="T20">Un mot de passe ne pouvant etre un caractère vide, la taille du mot de passe est également strictement positive.</text:span></text:p>
      <text:p text:style-name="P24"/>
      <text:p text:style-name="P24"><text:tab/><text:span text:style-name="T20">L’historique d’un uilisateur ne peut pas etre de taille négative, car il n’existe pas de tableau de taille négative. Par contre, l’historique peut etre vide ou contenir des données, donc sa taille peut etre positive ou etre nulle.</text:span></text:p>
      <text:p text:style-name="P11"/>
      <text:p text:style-name="P11">Pre et post conditions :</text:p>
      <text:p text:style-name="P11"/>
      <text:p text:style-name="P11"><text:tab/><text:span text:style-name="T1">context</text:span> Utilisateur::saisirVehicule(<text:span text:style-name="T21">nom: String, </text:span>c: Gabarit, c: Carburant): Vehicule <text:s/></text:p>
      <text:p text:style-name="P11"><text:tab/></text:p>
      <text:p text:style-name="P11"><text:tab/><text:tab/><text:span text:style-name="T1">pre</text:span>: (c.gabarit = Gabarit::citadine or</text:p>
      <text:p text:style-name="P11"><text:tab/><text:tab/> <text:s text:c="6"/>c.gabarit = Gabarit::monospace or</text:p>
      <text:p text:style-name="P11"><text:tab/><text:tab/> <text:s text:c="6"/>c.gabarit = Gabarit::smart or</text:p>
      <text:p text:style-name="P11"><text:tab/><text:tab/> <text:s text:c="6"/>c.gabarit = Gabarit::2 roues or</text:p>
      <text:p text:style-name="P11"><text:tab/><text:tab/> <text:s text:c="6"/>c.gabarit = Gabarit::camionnette or</text:p>
      <text:p text:style-name="P11"><text:tab/><text:tab/> <text:s text:c="6"/>c.gabarit = Gabarit::camion or</text:p>
      <text:p text:style-name="P11"><text:tab/><text:tab/> <text:s text:c="6"/>c.gabarit = Gabarit::tout-terrain) and</text:p>
      <text:p text:style-name="P11"><text:tab/><text:tab/> <text:s text:c="6"/>(c.carburant = Carburant::essence or </text:p>
      <text:p text:style-name="P11"><text:tab/><text:tab/> <text:s text:c="7"/>c.carburant = Carburant::diesel) <text:span text:style-name="T21">and</text:span></text:p>
      <text:p text:style-name="P11"><text:tab/><text:tab/> <text:s text:c="7"/><text:span text:style-name="T21">nom.size() &gt; 0</text:span></text:p>
      <text:p text:style-name="P11"><text:tab/><text:tab/></text:p>
      <text:p text:style-name="P11"><text:tab/><text:tab/><text:span text:style-name="T1">post</text:span>: <text:span text:style-name="T1">if </text:span>not(Utilisateur.historique.vehicules.includes(result)) <text:span text:style-name="T1">implies </text:span><text:span text:style-name="T5"><text:s/></text:span></text:p>
      <text:p text:style-name="P3"><text:tab/><text:tab/> <text:s text:c="9"/>Utilisateur.historique::enregistrerVehicule() = true and</text:p>
      <text:p text:style-name="P3"><text:tab/><text:tab/> <text:s text:c="9"/>result = v</text:p>
      <text:p text:style-name="P11"><text:span text:style-name="T5"><text:tab/><text:tab/> <text:s text:c="8"/></text:span><text:span text:style-name="T1"><text:s/>else </text:span><text:span text:style-name="T5">Utilisateur.historique::enregistrerVehicule() = false and result = null</text:span></text:p>
      <text:p text:style-name="P11"><text:span text:style-name="T5"><text:tab/><text:tab/> <text:s text:c="9"/></text:span><text:span text:style-name="T1">endif</text:span></text:p>
      <text:p text:style-name="P11"><text:span text:style-name="T1"/></text:p>
      <text:p text:style-name="P11"><text:span text:style-name="T1"/></text:p>
      <text:p text:style-name="P11"><text:span text:style-name="T1"/></text:p>
      <text:p text:style-name="P3"><text:soft-page-break/></text:p>
      <text:p text:style-name="P11"><text:span text:style-name="T5"><text:tab/></text:span><text:span text:style-name="T1">context </text:span><text:span text:style-name="T5">Utilisateur::saisirParametres(prixMax : Integer, volumeCO2: Integer,</text:span></text:p>
      <text:p text:style-name="P3"><text:tab/><text:tab/><text:tab/><text:tab/><text:tab/><text:tab/>distancePlusCourte : Boolean, </text:p>
      <text:p text:style-name="P3"><text:tab/><text:tab/><text:tab/><text:tab/><text:tab/><text:tab/>rapideDuree: Boolean) : Parametres</text:p>
      <text:p text:style-name="P3"><text:tab/><text:tab/></text:p>
      <text:p text:style-name="P11"><text:span text:style-name="T5"><text:tab/><text:tab/></text:span><text:span text:style-name="T1">pre</text:span><text:span text:style-name="T5">: (prixMax &gt; 0 and volumeCO2 &gt; 0) and</text:span></text:p>
      <text:p text:style-name="P3"><text:tab/><text:tab/> <text:s text:c="7"/>( (distancePlusCourte = true and rapideDuree = false) or</text:p>
      <text:p text:style-name="P3"><text:tab/><text:tab/> <text:s text:c="8"/>(distancePlusCourte = false and rapideDuree = true) )</text:p>
      <text:p text:style-name="P3"><text:tab/><text:tab/></text:p>
      <text:p text:style-name="P11"><text:span text:style-name="T5"><text:tab/><text:tab/></text:span><text:span text:style-name="T1">post</text:span><text:span text:style-name="T5">: </text:span><text:span text:style-name="T1">if</text:span><text:span text:style-name="T5"> not(Utilisateur.historique.parametres.includes(result)) implies</text:span></text:p>
      <text:p text:style-name="P3"><text:tab/><text:tab/> <text:s text:c="9"/>Utilisateur.historique::enregistrerParametres() = true and</text:p>
      <text:p text:style-name="P3"><text:tab/><text:tab/> <text:s text:c="9"/>result = p</text:p>
      <text:p text:style-name="P11"><text:span text:style-name="T5"><text:tab/><text:tab/> <text:s text:c="9"/></text:span><text:span text:style-name="T1">else</text:span><text:span text:style-name="T5"> Utilisateur.historique::enregistrerParametres() = false and result = null</text:span></text:p>
      <text:p text:style-name="P11"><text:span text:style-name="T5"><text:tab/><text:tab/> <text:s text:c="9"/></text:span><text:span text:style-name="T1">endif</text:span></text:p>
      <text:p text:style-name="P10"><text:s/><text:tab/></text:p>
      <text:p text:style-name="P10"><text:tab/></text:p>
      <text:p text:style-name="P11"><text:span text:style-name="T1"><text:tab/>context </text:span><text:span text:style-name="T5">Utilisateur::consulterHistorique(): Historique</text:span></text:p>
      <text:p text:style-name="P3"><text:tab/> <text:tab/></text:p>
      <text:p text:style-name="P11"><text:span text:style-name="T5"><text:tab/><text:tab/></text:span><text:span text:style-name="T1">post</text:span><text:span text:style-name="T5">: </text:span><text:span text:style-name="T1">if </text:span><text:span text:style-name="T5">Utilisateur.historique.size() &gt; 0 </text:span><text:span text:style-name="T1">implies</text:span><text:span text:style-name="T5"> result = Utilisateur.historique</text:span></text:p>
      <text:p text:style-name="P11"><text:span text:style-name="T5"><text:tab/><text:tab/> <text:s text:c="9"/></text:span><text:span text:style-name="T1">else </text:span><text:span text:style-name="T5"><text:s/>result = null</text:span></text:p>
      <text:p text:style-name="P11"><text:span text:style-name="T5"/></text:p>
      <text:p text:style-name="P25"><text:span text:style-name="T5">Justifications:</text:span></text:p>
      <text:p text:style-name="P25"><text:span text:style-name="T5"/></text:p>
      <text:p text:style-name="P25"><text:span text:style-name="T5"><text:tab/></text:span><text:span text:style-name="T8">Un utilisateur peut saisir un véhicule, à condition de respecter toutes les conditions, à savoir que le gabarit, le type et le nom doivent etre renseignés. Si l’historique ne contient pas ce véhicule, alors le système l’enregistre, sinon non.</text:span></text:p>
      <text:p text:style-name="P25"><text:span text:style-name="T8"/></text:p>
      <text:p text:style-name="P25"><text:span text:style-name="T8"><text:tab/></text:span><text:span text:style-name="T9">Il en est de meme pour les parametres, le raisonement est analogue à la saisie de véhicule.</text:span></text:p>
      <text:p text:style-name="P25"><text:span text:style-name="T9"/></text:p>
      <text:p text:style-name="P25"><text:span text:style-name="T9"><text:tab/></text:span><text:span text:style-name="T10">L’utilisateur peut consulter son historique si et seulement si l’historique n’est pas vide. Sinon, on notifie l’utilisateur que sont historique est vide.</text:span></text:p>
      <text:p text:style-name="P11"><text:span text:style-name="T5"/></text:p>
      <text:p text:style-name="P11"><text:span text:style-name="T5"/></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Pour le type véhicule:</text:p>
      <text:p text:style-name="P12"/>
      <text:p text:style-name="P12">Invariants:</text:p>
      <text:p text:style-name="P12"/>
      <text:p text:style-name="P12"><text:tab/><text:span text:style-name="T1">context</text:span> v:vehicule <text:span text:style-name="T1">inv</text:span>:</text:p>
      <text:p text:style-name="P12"><text:tab/><text:tab/>v.gabarit = Gabarit::citadine or</text:p>
      <text:p text:style-name="P12"><text:tab/><text:tab/>v.gabarit = Gabarit::monospace or</text:p>
      <text:p text:style-name="P12"><text:tab/><text:tab/>v.gabarit = Gabarit::smart or</text:p>
      <text:p text:style-name="P12"><text:tab/><text:tab/>v.gabarit = Gabarit::2 roues or</text:p>
      <text:p text:style-name="P12"><text:tab/><text:tab/>v.gabarit = Gabarit::camionnette or</text:p>
      <text:p text:style-name="P12"><text:tab/><text:tab/>v.gabarit = Gabarit::camion or</text:p>
      <text:p text:style-name="P12"><text:tab/><text:tab/>v.gabarit = Gabarit::tout-terrain</text:p>
      <text:p text:style-name="P12"/>
      <text:p text:style-name="P12"/>
      <text:p text:style-name="P12"><text:tab/><text:span text:style-name="T1">context</text:span> v:vehicule <text:span text:style-name="T1">inv</text:span>:</text:p>
      <text:p text:style-name="P12"><text:tab/><text:tab/>v.carburant = Carburant::essence or v.carburant = Carburant::diesel</text:p>
      <text:p text:style-name="P12"/>
      <text:p text:style-name="P14"><text:span text:style-name="T1"><text:tab/>context</text:span> v:vehicule <text:span text:style-name="T1">inv</text:span>:</text:p>
      <text:p text:style-name="P14"><text:tab/><text:tab/>v.<text:span text:style-name="T13">nom</text:span> = <text:span text:style-name="T13">nom.size() &gt; 0</text:span></text:p>
      <text:p text:style-name="P14"/>
      <text:p text:style-name="P23">Justifications:</text:p>
      <text:p text:style-name="P23"><text:tab/></text:p>
      <text:p text:style-name="P23"><text:tab/>Le gabarit d’un véhicule est forcément choisit parmis la liste de gabarits proposés. On ne peut donc pas avoir d’autres types de véhicules.</text:p>
      <text:p text:style-name="P23"/>
      <text:p text:style-name="P23"><text:tab/>Le type de carburant est ou “essence” ou “diesel” puisqu’il n’y a que cela comme type de carburant.</text:p>
      <text:p text:style-name="P23"/>
      <text:p text:style-name="P23"><text:tab/>Le nom d’un véhicule à renseigner étant forcément plus long qu’une liste vide, la taille de son nom est donc strictement positive.</text:p>
      <text:p text:style-name="P12"><text:span text:style-name="T5"/></text:p>
      <text:p text:style-name="P12"><text:span text:style-name="T5"/></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Pour le type ville:</text:p>
      <text:p text:style-name="P13"/>
      <text:p text:style-name="P13"><text:span text:style-name="T5">Inv</text:span>ariants:</text:p>
      <text:p text:style-name="P13"><text:tab/></text:p>
      <text:p text:style-name="P13"><text:tab/><text:span text:style-name="T1">context</text:span> v:ville <text:span text:style-name="T1">inv</text:span>:</text:p>
      <text:p text:style-name="P13"><text:tab/><text:tab/>v.nom.size()&gt;0</text:p>
      <text:p text:style-name="P13"/>
      <text:p text:style-name="P13"><text:tab/><text:span text:style-name="T1">context</text:span> v:ville <text:span text:style-name="T1">inv</text:span>:</text:p>
      <text:p text:style-name="P13"><text:tab/><text:tab/>v.taille = Taille de la ville::grande or v.taille = Taille de la ville::moyenne or</text:p>
      <text:p text:style-name="P13"><text:tab/><text:tab/>v.taille = Taille de la vaill::petite</text:p>
      <text:p text:style-name="P13"><text:tab/></text:p>
      <text:p text:style-name="P13"><text:tab/><text:span text:style-name="T1">context</text:span> v:ville <text:span text:style-name="T1">inv</text:span>:</text:p>
      <text:p text:style-name="P13"><text:tab/><text:tab/>v.longitude &gt; <text:s/>4 and v.longitude &gt; 8</text:p>
      <text:p text:style-name="P13"/>
      <text:p text:style-name="P13"><text:tab/><text:span text:style-name="T1">context</text:span> v:ville <text:span text:style-name="T1">inv</text:span>:</text:p>
      <text:p text:style-name="P13"><text:span text:style-name="T5"><text:tab/><text:tab/>v.latitude &gt; 42 and v.latitude &lt; 51</text:span></text:p>
      <text:p text:style-name="Standard"/>
      <text:p text:style-name="Standard"/>
      <text:p text:style-name="P20">Justifications:</text:p>
      <text:p text:style-name="P20"><text:tab/></text:p>
      <text:p text:style-name="P20"><text:tab/>Toute les villes dans la base de données ont un nom, il est donc impossible de rencontrer des villes sans nom.</text:p>
      <text:p text:style-name="P20"/>
      <text:p text:style-name="P20"><text:tab/>La taille d’une ville ne peut etre que “petite”, “moyenne” ou “grande”, donc on impose un choix parmis ces trois.</text:p>
      <text:p text:style-name="P20"/>
      <text:p text:style-name="P21"><text:tab/>Les valeurs des latitudes et longitudes maximales ont été tirées de wikipedia et correspondent aux extrémités Nord, Sud, Est et Ouest des coordonées de la France métropolitaine, puisque la base de données ne comprend que des villes situées en France métropolita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Alain Petit</meta:initial-creator>
    <meta:creation-date>2019-02-23T15:16:55.44</meta:creation-date>
    <dc:date>2019-02-25T14:23:15.968006837</dc:date>
    <meta:editing-duration>PT1H58M53S</meta:editing-duration>
    <meta:editing-cycles>73</meta:editing-cycles>
    <meta:generator>LibreOffice/5.1.6.2$Linux_X86_64 LibreOffice_project/10m0$Build-2</meta:generator>
    <meta:document-statistic meta:table-count="0" meta:image-count="0" meta:object-count="0" meta:page-count="9" meta:paragraph-count="187" meta:word-count="1519" meta:character-count="10444" meta:non-whitespace-character-count="8665"/>
  </office:meta>
</office:document-meta>
</file>